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4.345cm" fo:min-width="37.684cm" draw:shadow-opacity="5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marker-start="" draw:marker-start-width="0.305cm" draw:marker-end="Arrow" draw:marker-end-width="0.305cm" draw:fill="gradient" loext:decorative="false"/>
    </style:style>
    <style:style style:name="gr21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4cm" fo:min-width="8.013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4.388cm" fo:min-width="37.235cm" draw:shadow-opacity="100%" loext:decorative="false"/>
    </style:style>
    <style:style style:name="gr6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fill="bitmap" draw:fill-color="#f7d1d5" draw:fill-hatch-solid="true" draw:fill-image-name="Bitmap_20_25" style:repeat="repeat" draw:textarea-horizontal-align="justify" draw:textarea-vertical-align="middle" draw:auto-grow-height="false" fo:min-height="0.436cm" fo:min-width="8.186cm" loext:decorative="false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8.126cm" loext:decorative="false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bitmap" draw:fill-color="#f7d1d5" draw:fill-hatch-solid="true" draw:fill-image-name="Bitmap_20_25" style:repeat="repeat"/>
      <style:paragraph-properties fo:text-align="center"/>
    </style:style>
    <style:style style:name="P20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5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7" style:family="paragraph">
      <loext:graphic-properties draw:fill="solid" draw:fill-color="#ffffff" draw:opacity="100%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84cm" svg:height="24.595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1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1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2.1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9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2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5.285cm" svg:height="0.854cm" svg:x="16.322cm" svg:y="13.537cm">
          <text:list text:style-name="L3">
            <text:list-header>
              <text:p text:style-name="P4"><text:span text:style-name="T1">5. </text:span><text:span text:style-name="T3">GET</text:span><text:span text:style-name="T1">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4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757cm" svg:y="15.034cm">
          <text:list text:style-name="L3">
            <text:list-header>
              <text:p text:style-name="P4"><text:span text:style-name="T1">6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5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1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3.2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663cm" svg:y1="16.044cm" svg:x2="23.296cm" svg:y2="16.353cm" draw:start-shape="id1" draw:start-glue-point="9" draw:end-shape="id2" draw:end-glue-point="5" svg:d="M14663 16044l8633 309" svg:viewBox="0 0 8634 310">
          <text:p/>
        </draw:connector>
        <draw:connector draw:style-name="gr19" draw:text-style-name="P18" draw:layer="layout" draw:type="line" svg:x1="24.998cm" svg:y1="16.196cm" svg:x2="32.267cm" svg:y2="16.344cm" draw:start-shape="id2" draw:start-glue-point="1" draw:end-shape="id3" draw:end-glue-point="7" svg:d="M24998 16196l7269 148" svg:viewBox="0 0 7270 149">
          <text:p/>
        </draw:connector>
        <draw:connector draw:style-name="gr20" draw:text-style-name="P18" draw:layer="layout" draw:type="line" svg:x1="21.662cm" svg:y1="14.357cm" svg:x2="14.663cm" svg:y2="16.044cm" draw:start-shape="id4" draw:start-glue-point="3" draw:end-shape="id1" draw:end-glue-point="9" svg:d="M21662 14357l-6999 1687" svg:viewBox="0 0 7000 1688">
          <text:p/>
        </draw:connector>
        <draw:custom-shape draw:style-name="gr21" draw:text-style-name="P19" draw:layer="layout" svg:width="9.436cm" svg:height="1.334cm" svg:x="14.0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905cm" svg:height="0.854cm" svg:x="16.6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9.423cm" svg:height="1.346cm" svg:x="14.1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4.905cm" svg:height="0.854cm" svg:x="16.4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4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2.267cm" svg:y1="16.045cm" svg:x2="24.998cm" svg:y2="16.196cm" draw:start-shape="id3" draw:start-glue-point="6" draw:end-shape="id2" draw:end-glue-point="1" svg:d="M32267 16045l-7269 151" svg:viewBox="0 0 7270 152">
          <text:p/>
        </draw:connector>
        <draw:custom-shape draw:style-name="gr27" draw:text-style-name="P22" xml:id="id4" draw:id="id4" draw:layer="layout" svg:width="1.702cm" svg:height="0.61cm" svg:x="21.6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8.253cm" svg:height="0.854cm" svg:x="13.6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8.279cm" svg:height="0.854cm" svg:x="13.6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5" draw:start-glue-point="0" draw:end-shape="id6" draw:end-glue-point="2" svg:d="M1518 15887v-8442" svg:viewBox="0 0 1 8443">
          <text:p/>
        </draw:connector>
        <draw:custom-shape draw:style-name="gr33" draw:text-style-name="P22" xml:id="id8" draw:id="id8" draw:layer="layout" svg:width="1.702cm" svg:height="0.61cm" svg:x="24.9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2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215cm" svg:y="20.2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7.961cm" svg:height="0.854cm" svg:x="2.1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7" draw:layer="layout" svg:width="8.016cm" svg:height="0.854cm" svg:x="2.1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.713cm" svg:height="0.854cm" svg:x="12.9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9" draw:layer="layout" svg:width="2.894cm" svg:height="0.854cm" svg:x="22.7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8.19cm" svg:height="0.854cm" svg:x="13.6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961cm" svg:y2="16.196cm" draw:start-shape="id7" draw:start-glue-point="11" draw:end-shape="id1" draw:end-glue-point="3" svg:d="M5672 16043l7289 153" svg:viewBox="0 0 7290 154">
          <text:p/>
        </draw:connector>
        <draw:connector draw:style-name="gr42" draw:text-style-name="P21" draw:layer="layout" draw:type="line" svg:x1="12.961cm" svg:y1="16.196cm" svg:x2="5.672cm" svg:y2="16.332cm" draw:start-shape="id1" draw:start-glue-point="3" draw:end-shape="id7" draw:end-glue-point="10" svg:d="M12961 16196l-7289 136" svg:viewBox="0 0 7290 137">
          <text:p/>
        </draw:connector>
        <draw:custom-shape draw:style-name="gr43" draw:text-style-name="P14" draw:layer="layout" svg:width="4.953cm" svg:height="1.48cm" svg:x="11.2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6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xml:id="id9" draw:id="id9" draw:layer="layout" svg:width="0.711cm" svg:height="2.184cm" svg:x="23.8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947cm" svg:y1="14.365cm" svg:x2="24.512cm" svg:y2="14.353cm" draw:start-shape="id8" draw:start-glue-point="3" draw:end-shape="id9" draw:end-glue-point="1" svg:d="M24947 14365l-435-12" svg:viewBox="0 0 436 13">
          <text:p/>
        </draw:connector>
        <draw:connector draw:style-name="gr46" draw:text-style-name="P21" draw:layer="layout" draw:type="line" svg:x1="23.801cm" svg:y1="14.353cm" svg:x2="23.364cm" svg:y2="14.357cm" draw:start-shape="id9" draw:start-glue-point="3" draw:end-shape="id4" draw:end-glue-point="1" svg:d="M23801 14353l-437 4" svg:viewBox="0 0 438 5">
          <text:p/>
        </draw:connector>
        <draw:custom-shape draw:style-name="gr47" draw:text-style-name="P32" xml:id="id10" draw:id="id10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6" draw:start-glue-point="1" draw:end-shape="id10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10" draw:start-glue-point="1" draw:end-shape="id11" draw:end-glue-point="3" svg:d="M3487 7138l435-12" svg:viewBox="0 0 436 13">
          <text:p/>
        </draw:connector>
        <draw:custom-shape draw:style-name="gr48" draw:text-style-name="P23" xml:id="id12" draw:id="id12" draw:layer="layout" svg:width="1.702cm" svg:height="0.61cm" svg:x="32.2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5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2" xml:id="id13" draw:id="id13" draw:layer="layout" svg:width="0.711cm" svg:height="2.184cm" svg:x="34.3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947cm" svg:y1="7.14cm" svg:x2="34.354cm" svg:y2="7.138cm" draw:start-shape="id12" draw:start-glue-point="1" draw:end-shape="id13" draw:end-glue-point="3" svg:d="M33947 7140l407-2" svg:viewBox="0 0 408 3">
          <text:p/>
        </draw:connector>
        <draw:connector draw:style-name="gr46" draw:text-style-name="P21" draw:layer="layout" draw:type="line" svg:x1="35.065cm" svg:y1="7.138cm" svg:x2="35.511cm" svg:y2="7.126cm" draw:start-shape="id13" draw:start-glue-point="1" draw:end-shape="id14" draw:end-glue-point="3" svg:d="M35065 7138l446-12" svg:viewBox="0 0 447 13">
          <text:p/>
        </draw:connector>
        <draw:connector draw:style-name="gr42" draw:text-style-name="P21" draw:layer="layout" draw:type="line" svg:x1="5.624cm" svg:y1="7.126cm" svg:x2="32.245cm" svg:y2="7.14cm" draw:start-shape="id11" draw:start-glue-point="1" draw:end-shape="id12" draw:end-glue-point="3" svg:d="M5624 7126l26621 14" svg:viewBox="0 0 26622 15">
          <text:p/>
        </draw:connector>
        <draw:custom-shape draw:style-name="gr51" draw:text-style-name="P33" xml:id="id5" draw:id="id5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3" xml:id="id7" draw:id="id7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6.362cm" svg:y1="7.431cm" svg:x2="26.649cm" svg:y2="14.365cm" draw:start-shape="id14" draw:start-glue-point="2" draw:end-shape="id8" draw:end-glue-point="1" svg:d="M36362 7431v6934h-9713" svg:viewBox="0 0 9714 6935">
          <text:p/>
        </draw:connector>
        <draw:custom-shape draw:style-name="gr53" draw:text-style-name="P33" xml:id="id3" draw:id="id3" draw:layer="layout" svg:width="1.702cm" svg:height="0.61cm" svg:x="32.2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10.548cm" svg:height="0.854cm" svg:x="13.6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2.1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2.1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2.1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4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4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4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4" draw:layer="layout" svg:width="5.258cm" svg:height="2.477cm" svg:x="24.5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4.953cm" svg:height="1.479cm" svg:x="24.7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215cm" svg:y="18.3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7" draw:layer="layout" svg:width="8.236cm" svg:height="0.854cm" svg:x="2.1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67" draw:text-style-name="P37" draw:layer="layout" svg:width="37.735cm" svg:height="24.638cm" svg:x="-0.143cm" svg:y="-0.14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5.258cm" svg:height="4.801cm" svg:x="31.708cm" svg:y="3.5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5.258cm" svg:height="4.808cm" svg:x="0.536cm" svg:y="3.5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" draw:layer="layout" svg:width="7.631cm" svg:height="0.854cm" svg:x="14.961cm" svg:y="6.2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7" draw:layer="layout" svg:width="5.258cm" svg:height="1.601cm" svg:x="0.544cm" svg:y="15.3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8" draw:layer="layout" svg:width="5.258cm" svg:height="1.601cm" svg:x="31.714cm" svg:y="15.3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0" draw:layer="layout" svg:width="5.815cm" svg:height="1.447cm" svg:x="1.655cm" svg:y="11.2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2" draw:layer="layout" svg:width="5.258cm" svg:height="6.166cm" svg:x="11.019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4" xml:id="id15" draw:id="id15" draw:layer="layout" svg:width="1.702cm" svg:height="0.61cm" svg:x="12.861cm" svg:y="15.8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6" draw:layer="layout" svg:width="4.953cm" svg:height="1.479cm" svg:x="0.69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6" draw:layer="layout" svg:width="4.953cm" svg:height="1.479cm" svg:x="31.862cm" svg:y="4.3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" draw:layer="layout" svg:width="4.685cm" svg:height="3.819cm" svg:x="16.423cm" svg:y="10.6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5" draw:layer="layout" svg:width="5.755cm" svg:height="2.04cm" svg:x="5.329cm" svg:y="13.3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5" draw:layer="layout" svg:width="5.425cm" svg:height="0.854cm" svg:x="26.401cm" svg:y="15.0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17" draw:layer="layout" svg:width="5.258cm" svg:height="6.166cm" svg:x="21.235cm" svg:y="10.7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" draw:layer="layout" svg:width="5.815cm" svg:height="1.447cm" svg:x="27.961cm" svg:y="12.8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14" xml:id="id16" draw:id="id16" draw:layer="layout" svg:width="1.702cm" svg:height="0.61cm" svg:x="22.996cm" svg:y="15.8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6.044cm" svg:x2="22.996cm" svg:y2="16.353cm" draw:start-shape="id15" draw:start-glue-point="9" draw:end-shape="id16" draw:end-glue-point="5" svg:d="M14563 16044l8433 309" svg:viewBox="0 0 8434 310">
          <text:p/>
        </draw:connector>
        <draw:connector draw:style-name="gr19" draw:text-style-name="P18" draw:layer="layout" draw:type="line" svg:x1="24.698cm" svg:y1="16.196cm" svg:x2="31.867cm" svg:y2="16.344cm" draw:start-shape="id16" draw:start-glue-point="1" draw:end-shape="id17" draw:end-glue-point="7" svg:d="M24698 16196l7169 148" svg:viewBox="0 0 7170 149">
          <text:p/>
        </draw:connector>
        <draw:connector draw:style-name="gr20" draw:text-style-name="P18" draw:layer="layout" draw:type="line" svg:x1="21.362cm" svg:y1="14.357cm" svg:x2="14.563cm" svg:y2="16.044cm" draw:start-shape="id18" draw:start-glue-point="3" draw:end-shape="id15" draw:end-glue-point="9" svg:d="M21362 14357l-6799 1687" svg:viewBox="0 0 6800 1688">
          <text:p/>
        </draw:connector>
        <draw:custom-shape draw:style-name="gr84" draw:text-style-name="P19" draw:layer="layout" svg:width="9.436cm" svg:height="1.334cm" svg:x="13.866cm" svg:y="8.1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10" draw:layer="layout" svg:width="4.905cm" svg:height="0.854cm" svg:x="16.453cm" svg:y="8.378cm">
          <text:list text:style-name="L3">
            <text:list-item>
              <text:p text:style-name="P9"><text:span text:style-name="T1">Identity Propag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0" draw:layer="layout" svg:width="9.423cm" svg:height="1.346cm" svg:x="13.954cm" svg:y="4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5" draw:layer="layout" svg:width="4.905cm" svg:height="0.854cm" svg:x="16.297cm" svg:y="4.643cm">
          <text:list text:style-name="L3">
            <text:list-header>
              <text:p text:style-name="P4"><text:span text:style-name="T1">Identity Propa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5" draw:layer="layout" svg:width="8.224cm" svg:height="0.854cm" svg:x="28.251cm" svg:y="19.7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6.045cm" svg:x2="24.698cm" svg:y2="16.196cm" draw:start-shape="id17" draw:start-glue-point="6" draw:end-shape="id16" draw:end-glue-point="1" svg:d="M31867 16045l-7169 151" svg:viewBox="0 0 7170 152">
          <text:p/>
        </draw:connector>
        <draw:custom-shape draw:style-name="gr89" draw:text-style-name="P22" xml:id="id18" draw:id="id18" draw:layer="layout" svg:width="1.702cm" svg:height="0.61cm" svg:x="21.362cm" svg:y="14.0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8.253cm" svg:height="0.854cm" svg:x="13.451cm" svg:y="19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0" draw:layer="layout" svg:width="8.279cm" svg:height="0.854cm" svg:x="13.466cm" svg:y="19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3" xml:id="id20" draw:id="id20" draw:layer="layout" svg:width="1.702cm" svg:height="0.61cm" svg:x="0.667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3" xml:id="id25" draw:id="id25" draw:layer="layout" svg:width="1.702cm" svg:height="0.61cm" svg:x="3.922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887cm" svg:x2="1.518cm" svg:y2="7.445cm" draw:start-shape="id19" draw:start-glue-point="0" draw:end-shape="id20" draw:end-glue-point="2" svg:d="M1518 15887v-8442" svg:viewBox="0 0 1 8443">
          <text:p/>
        </draw:connector>
        <draw:custom-shape draw:style-name="gr94" draw:text-style-name="P22" xml:id="id22" draw:id="id22" draw:layer="layout" svg:width="1.702cm" svg:height="0.61cm" svg:x="24.647cm" svg:y="14.0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4" draw:layer="layout" svg:width="0.762cm" svg:height="0.727cm" svg:x="1.015cm" svg:y="19.3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0.762cm" svg:height="0.728cm" svg:x="1.015cm" svg:y="20.21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7.961cm" svg:height="0.854cm" svg:x="1.914cm" svg:y="19.24cm">
          <text:list text:style-name="L3">
            <text:list-item>
              <text:p text:style-name="P26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draw:layer="layout" svg:width="8.016cm" svg:height="0.854cm" svg:x="1.914cm" svg:y="20.162cm">
          <text:list text:style-name="L3">
            <text:list-item>
              <text:p text:style-name="P26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29" draw:layer="layout" svg:width="1.713cm" svg:height="0.854cm" svg:x="12.807cm" svg:y="9.821cm">
          <text:list text:style-name="L3">
            <text:list-header>
              <text:p text:style-name="P28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9" draw:layer="layout" svg:width="2.894cm" svg:height="0.854cm" svg:x="22.419cm" svg:y="9.821cm">
          <text:list text:style-name="L3">
            <text:list-header>
              <text:p text:style-name="P28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10" draw:layer="layout" svg:width="8.19cm" svg:height="0.854cm" svg:x="13.451cm" svg:y="20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6.043cm" svg:x2="12.861cm" svg:y2="16.196cm" draw:start-shape="id21" draw:start-glue-point="11" draw:end-shape="id15" draw:end-glue-point="3" svg:d="M5672 16043l7189 153" svg:viewBox="0 0 7190 154">
          <text:p/>
        </draw:connector>
        <draw:connector draw:style-name="gr42" draw:text-style-name="P21" draw:layer="layout" draw:type="line" svg:x1="12.861cm" svg:y1="16.196cm" svg:x2="5.672cm" svg:y2="16.332cm" draw:start-shape="id15" draw:start-glue-point="3" draw:end-shape="id21" draw:end-glue-point="10" svg:d="M12861 16196l-7189 136" svg:viewBox="0 0 7190 137">
          <text:p/>
        </draw:connector>
        <draw:custom-shape draw:style-name="gr100" draw:text-style-name="P14" draw:layer="layout" svg:width="4.953cm" svg:height="1.48cm" svg:x="11.164cm" svg:y="11.5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4" draw:layer="layout" svg:width="4.928cm" svg:height="1.48cm" svg:x="21.389cm" svg:y="11.5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1" xml:id="id23" draw:id="id23" draw:layer="layout" svg:width="0.711cm" svg:height="2.184cm" svg:x="23.501cm" svg:y="13.261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4.365cm" svg:x2="24.212cm" svg:y2="14.353cm" draw:start-shape="id22" draw:start-glue-point="3" draw:end-shape="id23" draw:end-glue-point="1" svg:d="M24647 14365l-435-12" svg:viewBox="0 0 436 13">
          <text:p/>
        </draw:connector>
        <draw:connector draw:style-name="gr46" draw:text-style-name="P21" draw:layer="layout" draw:type="line" svg:x1="23.501cm" svg:y1="14.353cm" svg:x2="23.064cm" svg:y2="14.357cm" draw:start-shape="id23" draw:start-glue-point="3" draw:end-shape="id18" draw:end-glue-point="1" svg:d="M23501 14353l-437 4" svg:viewBox="0 0 438 5">
          <text:p/>
        </draw:connector>
        <draw:custom-shape draw:style-name="gr103" draw:text-style-name="P32" xml:id="id24" draw:id="id24" draw:layer="layout" svg:width="0.711cm" svg:height="2.184cm" svg:x="2.776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7.14cm" svg:x2="2.776cm" svg:y2="7.138cm" draw:start-shape="id20" draw:start-glue-point="1" draw:end-shape="id24" draw:end-glue-point="3" svg:d="M2369 7140l407-2" svg:viewBox="0 0 408 3">
          <text:p/>
        </draw:connector>
        <draw:connector draw:style-name="gr46" draw:text-style-name="P21" draw:layer="layout" draw:type="line" svg:x1="3.487cm" svg:y1="7.138cm" svg:x2="3.922cm" svg:y2="7.126cm" draw:start-shape="id24" draw:start-glue-point="1" draw:end-shape="id25" draw:end-glue-point="3" svg:d="M3487 7138l435-12" svg:viewBox="0 0 436 13">
          <text:p/>
        </draw:connector>
        <draw:custom-shape draw:style-name="gr104" draw:text-style-name="P23" xml:id="id26" draw:id="id26" draw:layer="layout" svg:width="1.702cm" svg:height="0.61cm" svg:x="31.845cm" svg:y="6.8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3" xml:id="id28" draw:id="id28" draw:layer="layout" svg:width="1.702cm" svg:height="0.61cm" svg:x="35.111cm" svg:y="6.8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xml:id="id27" draw:id="id27" draw:layer="layout" svg:width="0.711cm" svg:height="2.184cm" svg:x="33.954cm" svg:y="6.046cm">
          <text:list text:style-name="L3">
            <text:list-item>
              <text:p text:style-name="P30"><text:span text:style-name="T1">Q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  <text:list-item>
              <text:p text:style-name="P30"><text:span text:style-name="T1">u</text:span></text:p>
            </text:list-item>
            <text:list-item>
              <text:p text:style-name="P30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7.14cm" svg:x2="33.954cm" svg:y2="7.138cm" draw:start-shape="id26" draw:start-glue-point="1" draw:end-shape="id27" draw:end-glue-point="3" svg:d="M33547 7140l407-2" svg:viewBox="0 0 408 3">
          <text:p/>
        </draw:connector>
        <draw:connector draw:style-name="gr46" draw:text-style-name="P21" draw:layer="layout" draw:type="line" svg:x1="34.665cm" svg:y1="7.138cm" svg:x2="35.111cm" svg:y2="7.126cm" draw:start-shape="id27" draw:start-glue-point="1" draw:end-shape="id28" draw:end-glue-point="3" svg:d="M34665 7138l446-12" svg:viewBox="0 0 447 13">
          <text:p/>
        </draw:connector>
        <draw:connector draw:style-name="gr42" draw:text-style-name="P21" draw:layer="layout" draw:type="line" svg:x1="5.624cm" svg:y1="7.126cm" svg:x2="31.845cm" svg:y2="7.14cm" draw:start-shape="id25" draw:start-glue-point="1" draw:end-shape="id26" draw:end-glue-point="3" svg:d="M5624 7126l26221 14" svg:viewBox="0 0 26222 15">
          <text:p/>
        </draw:connector>
        <draw:custom-shape draw:style-name="gr107" draw:text-style-name="P33" xml:id="id19" draw:id="id19" draw:layer="layout" svg:width="1.702cm" svg:height="0.61cm" svg:x="0.6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xml:id="id21" draw:id="id21" draw:layer="layout" svg:width="1.702cm" svg:height="0.61cm" svg:x="3.973cm" svg:y="15.8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7.431cm" svg:x2="26.349cm" svg:y2="14.365cm" draw:start-shape="id28" draw:start-glue-point="2" draw:end-shape="id22" draw:end-glue-point="1" svg:d="M35962 7431v6934h-9613" svg:viewBox="0 0 9614 6935">
          <text:p/>
        </draw:connector>
        <draw:custom-shape draw:style-name="gr109" draw:text-style-name="P33" xml:id="id17" draw:id="id17" draw:layer="layout" svg:width="1.702cm" svg:height="0.61cm" svg:x="31.867cm" svg:y="15.8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draw:layer="layout" svg:width="10.548cm" svg:height="0.854cm" svg:x="13.466cm" svg:y="18.34cm">
          <text:list text:style-name="L3">
            <text:list-item>
              <text:p text:style-name="P26"><text:span text:style-name="T2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10" draw:layer="layout" svg:width="6.446cm" svg:height="0.854cm" svg:x="1.951cm" svg:y="22.724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0" draw:layer="layout" svg:width="7.106cm" svg:height="0.854cm" svg:x="1.966cm" svg:y="22.055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5" draw:layer="layout" svg:width="6.75cm" svg:height="0.854cm" svg:x="1.966cm" svg:y="21.3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4" draw:layer="layout" svg:width="5.258cm" svg:height="2.477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0" draw:layer="layout" svg:width="8.279cm" svg:height="0.854cm" svg:x="28.267cm" svg:y="18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10" draw:layer="layout" svg:width="8.279cm" svg:height="0.854cm" svg:x="28.251cm" svg:y="20.3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10" draw:layer="layout" svg:width="8.143cm" svg:height="0.854cm" svg:x="28.266cm" svg:y="19.0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4" draw:layer="layout" svg:width="5.258cm" svg:height="2.477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JWT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5" draw:layer="layout" svg:width="4.953cm" svg:height="1.479cm" svg:x="8.0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5" draw:layer="layout" svg:width="4.953cm" svg:height="1.479cm" svg:x="24.5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draw:layer="layout" svg:width="0.762cm" svg:height="0.727cm" svg:x="1.015cm" svg:y="18.37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8.236cm" svg:height="0.854cm" svg:x="1.914cm" svg:y="18.316cm">
          <text:list text:style-name="L3">
            <text:list-item>
              <text:p text:style-name="P26"><text:span text:style-name="T2">Identity Propagation Service (IdP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897cm" fo:page-height="24.2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23T12:36:22.748598680</dc:date>
    <dc:creator>Igor Zboran</dc:creator>
    <meta:editing-duration>P2DT5H10M4S</meta:editing-duration>
    <meta:editing-cycles>445</meta:editing-cycles>
    <meta:generator>LibreOffice/24.2.5.2$Linux_X86_64 LibreOffice_project/d6e8b0f3fc6e8af2b00cf4969fd0d2fa45b9a62e</meta:generator>
    <meta:document-statistic meta:object-count="146"/>
  </office:meta>
</office:document-meta>
</file>